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Roboto Condensed" fo:font-size="34pt" officeooo:rsid="000334b9" officeooo:paragraph-rsid="000334b9" style:font-size-asian="34pt" style:font-size-complex="34pt"/>
    </style:style>
    <style:style style:name="P2" style:family="paragraph" style:parent-style-name="Standard">
      <style:text-properties style:font-name="Roboto Condensed" fo:font-size="12pt" officeooo:rsid="000334b9" officeooo:paragraph-rsid="000334b9" style:font-size-asian="10.5pt" style:font-size-complex="12pt"/>
    </style:style>
    <style:style style:name="P3" style:family="paragraph" style:parent-style-name="Standard">
      <style:text-properties style:font-name="Roboto Slab" fo:font-size="34pt" officeooo:rsid="000334b9" officeooo:paragraph-rsid="000334b9" style:font-size-asian="34pt" style:font-size-complex="34pt"/>
    </style:style>
    <style:style style:name="P4" style:family="paragraph" style:parent-style-name="Standard">
      <style:text-properties style:font-name="Roboto Slab" fo:font-size="12pt" officeooo:rsid="000334b9" officeooo:paragraph-rsid="000334b9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oto Condensed</text:p>
      <text:p text:style-name="P1">The quick brown fox jumps over the lazy dog.</text:p>
      <text:p text:style-name="P4">Roboto Slab</text:p>
      <text:p text:style-name="P3">The quick brown fox jumps over the lazy d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Sharp</meta:initial-creator>
    <meta:creation-date>2015-07-04T16:10:37.062178268</meta:creation-date>
    <dc:date>2015-07-04T16:15:07.590767546</dc:date>
    <dc:creator>Peter Sharp</dc:creator>
    <meta:editing-duration>P0D</meta:editing-duration>
    <meta:editing-cycles>1</meta:editing-cycles>
    <meta:document-statistic meta:table-count="0" meta:image-count="0" meta:object-count="0" meta:page-count="1" meta:paragraph-count="4" meta:word-count="22" meta:character-count="115" meta:non-whitespace-character-count="97"/>
    <meta:generator>LibreOffice/4.2.8.2$Linux_X86_64 LibreOffice_project/420m0$Build-2</meta:generator>
  </office:meta>
</office:document-meta>
</file>